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7.25pt"/>
    </style:style>
    <style:style style:name="P2" style:family="paragraph" style:parent-style-name="Standard">
      <style:text-properties officeooo:rsid="0006ee87" officeooo:paragraph-rsid="0006ee87"/>
    </style:style>
    <style:style style:name="T1" style:family="text">
      <style:text-properties officeooo:rsid="0006ee87"/>
    </style:style>
    <style:style style:name="T2" style:family="text">
      <style:text-properties officeooo:rsid="000caa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ot@crypto-VirtualBox:/home/crypto/GenesisH0# python genesis.py -a X11 -z "I created abcoin 09/26/2018 for my test" –p "04665a7f08f6caf71d0dde7dac507931e5be9d301ccd8590e79b0001375bb7a48411a152571ef41c8911cfab4fbffeb561573df86cfdbaaa46449da6f84a31eb80" -t 1537966800 <text:s/></text:p>
      <text:p text:style-name="P2">04ffff001d010427492063726561746564206162636f696e2030392f32362f3230313820666f72206d792074657374</text:p>
      <text:p text:style-name="P2">algorithm: X11</text:p>
      <text:p text:style-name="P2">merkle hash: dc3ce6778ce7a202bf694a38bc1b29076f6b4420a07f301fe6a11cb47ad0c738</text:p>
      <text:p text:style-name="P2">pszTimestamp: I created abcoin 09/26/2018 for my test</text:p>
      <text:p text:style-name="P2">pubkey: 04678afdb0fe5548271967f1a67130b7105cd6a828e03909a67962e0ea1f61deb649f6bc3f4cef38c4f35504e51ec112de5c384df7ba0b8d578a4c702b6bf11d5f</text:p>
      <text:p text:style-name="P2">time: 1537966800</text:p>
      <text:p text:style-name="P2">bits: 0x1e0ffff0</text:p>
      <text:p text:style-name="P2">Searching for genesis hash..</text:p>
      <text:p text:style-name="P2">genesis hash found!</text:p>
      <text:p text:style-name="P2">nonce: 164980</text:p>
      <text:p text:style-name="P2">genesis hash: 000008f98b62f58f9d93906115f5a9339b1b17f569ecb2262be5132f618877ef</text:p>
      <text:p text:style-name="P2"/>
      <text:p text:style-name="P2">root@crypto-VirtualBox:/home/crypto/GenesisH0# python genesis.py -a X11 -z "I created abcoin 09/26/2018 for my test" –p "04665a7f08f6caf71d0dde7dac507931e5be9d301ccd8590e79b0001375bb7a48411a152571ef41c8911cfab4fbffeb561573df86cfdbaaa46449da6f84a31eb80" -t 1537966801</text:p>
      <text:p text:style-name="P2">04ffff001d010427492063726561746564206162636f696e2030392f32362f3230313820666f72206d792074657374</text:p>
      <text:p text:style-name="P2">algorithm: X11</text:p>
      <text:p text:style-name="P2">merkle hash: dc3ce6778ce7a202bf694a38bc1b29076f6b4420a07f301fe6a11cb47ad0c738</text:p>
      <text:p text:style-name="P2">pszTimestamp: I created abcoin 09/26/2018 for my test</text:p>
      <text:p text:style-name="P2">pubkey: 04678afdb0fe5548271967f1a67130b7105cd6a828e03909a67962e0ea1f61deb649f6bc3f4cef38c4f35504e51ec112de5c384df7ba0b8d578a4c702b6bf11d5f</text:p>
      <text:p text:style-name="P2">time: 1537966801</text:p>
      <text:p text:style-name="P2">bits: 0x1e0ffff0</text:p>
      <text:p text:style-name="P2">Searching for genesis hash..</text:p>
      <text:p text:style-name="P2">genesis hash found!</text:p>
      <text:p text:style-name="P2">nonce: 52495</text:p>
      <text:p text:style-name="P2">genesis hash: 00000c9ef2d2246da5d9de32506ec2367711a47510e382e909a31758d0485cb1</text:p>
      <text:p text:style-name="P2"/>
      <text:p text:style-name="P2">root@crypto-VirtualBox:/home/crypto/GenesisH0# python genesis.py -a X11 -z "I created abcoin 09/26/2018 for my test" –p "04665a7f08f6caf71d0dde7dac507931e5be9d301ccd8590e79b0001375bb7a48411a152571ef41c8911cfab4fbffeb561573df86cfdbaaa46449da6f84a31eb80" -t 1537966802 -b 0x207fffff</text:p>
      <text:p text:style-name="P2">04ffff001d010427492063726561746564206162636f696e2030392f32362f3230313820666f72206d792074657374</text:p>
      <text:p text:style-name="P2">algorithm: X11</text:p>
      <text:p text:style-name="P2">merkle hash: dc3ce6778ce7a202bf694a38bc1b29076f6b4420a07f301fe6a11cb47ad0c738</text:p>
      <text:p text:style-name="P2">pszTimestamp: I created abcoin 09/26/2018 for my test</text:p>
      <text:p text:style-name="P2">pubkey: 04678afdb0fe5548271967f1a67130b7105cd6a828e03909a67962e0ea1f61deb649f6bc3f4cef38c4f35504e51ec112de5c384df7ba0b8d578a4c702b6bf11d5f</text:p>
      <text:p text:style-name="P2">time: 1537966802</text:p>
      <text:p text:style-name="P2">bits: 0x207fffff</text:p>
      <text:p text:style-name="P2"><text:soft-page-break/>Searching for genesis hash..</text:p>
      <text:p text:style-name="P2">genesis hash found!</text:p>
      <text:p text:style-name="P2">nonce: 0</text:p>
      <text:p text:style-name="P2">genesis hash: 040c2902e12b32f363b417bba28d2e6187652f4e2ed9a33e6363af55015db600</text:p>
      <text:p text:style-name="P2">root@crypto-VirtualBox:/home/crypto/GenesisH0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2:19:41.025593918</meta:creation-date>
    <dc:date>2018-09-27T02:28:18.752157651</dc:date>
    <meta:editing-duration>PT8M38S</meta:editing-duration>
    <meta:editing-cycles>1</meta:editing-cycles>
    <meta:document-statistic meta:table-count="0" meta:image-count="0" meta:object-count="0" meta:page-count="2" meta:paragraph-count="37" meta:word-count="150" meta:character-count="2493" meta:non-whitespace-character-count="2377"/>
    <meta:generator>LibreOffice/5.1.6.2$Linux_X86_64 LibreOffice_project/10m0$Build-2</meta:generator>
  </office:meta>
</office:document-meta>
</file>